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fo:min-height="3.256cm"/>
    </style:style>
    <style:style style:name="pr5" style:family="presentation" style:parent-style-name="harmaa2-outline1" style:list-style-name="L3">
      <style:graphic-properties fo:min-height="13.609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Nimbus Mono L'" style:font-family-generic="modern" style:font-pitch="fixed" fo:font-size="20pt" style:font-size-asian="20pt" style:font-size-complex="20pt"/>
    </style:style>
    <style:style style:name="T4" style:family="text">
      <style:text-properties fo:font-family="'Nimbus Roman No9 L'" style:font-family-generic="roman" style:font-pitch="variable" fo:font-size="32pt" style:font-size-asian="32pt" style:font-size-complex="32pt"/>
    </style:style>
    <style:style style:name="T5" style:family="text">
      <style:text-properties fo:font-family="'Nimbus Mono L'" style:font-family-generic="modern" style:font-pitch="fixed"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family="'Nimbus Mono L'" style:font-family-generic="modern" style:font-pitch="fixe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ccccc" fo:font-size="45%"/>
      </text:list-level-style-number>
      <text:list-level-style-number text:level="2" style:num-format="">
        <style:list-level-properties text:space-before="1.6cm" text:min-label-width="0.8cm"/>
        <style:text-properties fo:color="#cccccc" fo:font-size="45%"/>
      </text:list-level-style-number>
      <text:list-level-style-number text:level="3" style:num-format="">
        <style:list-level-properties text:space-before="3cm" text:min-label-width="0.6cm"/>
        <style:text-properties fo:color="#cccccc" fo:font-size="45%"/>
      </text:list-level-style-number>
      <text:list-level-style-number text:level="4" style:num-format="">
        <style:list-level-properties text:space-before="4.2cm" text:min-label-width="0.6cm"/>
        <style:text-properties fo:color="#cccccc" fo:font-size="45%"/>
      </text:list-level-style-number>
      <text:list-level-style-number text:level="5" style:num-format="">
        <style:list-level-properties text:space-before="5.4cm" text:min-label-width="0.6cm"/>
        <style:text-properties fo:color="#cccccc" fo:font-size="45%"/>
      </text:list-level-style-number>
      <text:list-level-style-number text:level="6" style:num-format="">
        <style:list-level-properties text:space-before="6.6cm" text:min-label-width="0.6cm"/>
        <style:text-properties fo:color="#cccccc" fo:font-size="45%"/>
      </text:list-level-style-number>
      <text:list-level-style-number text:level="7" style:num-format="">
        <style:list-level-properties text:space-before="7.8cm" text:min-label-width="0.6cm"/>
        <style:text-properties fo:color="#cccccc" fo:font-size="45%"/>
      </text:list-level-style-number>
      <text:list-level-style-number text:level="8" style:num-format="">
        <style:list-level-properties text:space-before="9cm" text:min-label-width="0.6cm"/>
        <style:text-properties fo:color="#cccccc" fo:font-size="45%"/>
      </text:list-level-style-number>
      <text:list-level-style-number text:level="9" style:num-format="">
        <style:list-level-properties text:space-before="10.2cm" text:min-label-width="0.6cm"/>
        <style:text-properties fo:color="#cccccc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ransparent Proxy Objects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ckground (Proxy Objects) - 4</text:p>
              </text:list-item>
              <text:list-item>
                <text:p>Problem statement (A Java case analysis) - 6</text:p>
              </text:list-item>
              <text:list-item>
                <text:p>Implementation for Java - 4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ackground (Proxy Objects) 1/4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In most programming languages there is the concept of memory reading and memory writing.</text:p>
              </text:list-item>
              <text:list-item>
                <text:p>In object oriented programming languages this is modeled as object-field reading and writing.</text:p>
              </text:list-item>
              <text:list-item>
                <text:p>Methods can be considered ”callable” fields of an objec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Background (Proxy Objects) 2/4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emory reading and writing is supported mainly by a plain/simple <text:span text:style-name="T1">”memory contents copy” model: </text:span><text:span text:style-name="T2">assignment.</text:span></text:p>
                <text:list>
                  <text:list-item>
                    <text:p><text:span text:style-name="T1">x = y : copy contents of memory segment indicated by ”y” to memory segment indicated by ”x”</text:span></text:p>
                  </text:list-item>
                </text:list>
              </text:list-item>
              <text:list-item>
                <text:p><text:span text:style-name="T1">Sometimes this simple notion of assignment is not enoug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ackground (Proxy Objects) 3/4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<text:span text:style-name="T2">Proxy Object</text:span><text:span text:style-name="T1"> will mediate between every memory access requested to it and another object.</text:span></text:p>
              </text:list-item>
              <text:list-item>
                <text:p><text:span text:style-name="T1">It can, however, </text:span><text:span text:style-name="T2">wrap</text:span><text:span text:style-name="T1"> the assignment notion, additing further logic to it.</text:span></text:p>
                <text:list>
                  <text:list-item>
                    <text:p><text:span text:style-name="T1">For example, counting field access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ackground (Proxy Objects) 4/4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In Object-Oriented-Programming terms, a Proxy Object will run its own statements</text:p>
                <text:list>
                  <text:list-item>
                    <text:p><text:span text:style-name="T2">right before</text:span><text:span text:style-name="T1"> an operation (method call) on an object,</text:span></text:p>
                  </text:list-item>
                  <text:list-item>
                    <text:p><text:span text:style-name="T2">right after </text:span><text:span text:style-name="T1">an operation (method call) on an object.</text:span></text:p>
                  </text:list-item>
                </text:list>
              </text:list-item>
              <text:list-item>
                <text:p><text:span text:style-name="T1">This happens transparently, as the programmer is not aware whether he is using a Proxy Object or the original objec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list text:style-name="L1">
              <text:list-item>
                <text:p>Problem statement<text:line-break/>(A Java case analysis) 1/6</text:p>
              </text:list-item>
            </text:list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Java, being an object oriented language, can adopt the TPO-pattern as described above.</text:p>
                <text:list>
                  <text:list-item>
                    <text:p>An object can act as a proxy to another object, transparently (”the programmer doesn't have to know about it”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p>Problem Statement<text:line-break/>(A Java case analysis) 2/6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How to implement the TPO pattern in Java?</text:p>
              </text:list-item>
              <text:list-item>
                <text:p>A straighfoward way:</text:p>
                <text:list>
                  <text:list-item>
                    <text:p>Before every ”field access” (field access or method call), call a ”getInstance()” method on the proxy object.</text:p>
                  </text:list-item>
                  <text:list-item>
                    <text:p>”getInstance()” performs the extra proxy logic and then returns the original object insta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p>Problem Statement<text:line-break/>(A Java case analysis) 3/6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This way, however, ignores the ”transparent” characteristic: the programmer has to be aware of whether she is using a proxy object in order to call the ”getInstance()” method before working on the actual object.</text:p>
              </text:list-item>
              <text:list-item>
                <text:p>Solution: post-processing byte code and inserting the ”getInstance()” part of the code transparent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p>Problem Statement<text:line-break/>(A Java case analysis) 4/6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The problems statement is:</text:p>
              </text:list-item>
            </text:list>
            <text:list text:style-name="L4">
              <text:list-item>
                <text:p text:style-name="P4"><text:span text:style-name="T2">Given a java program and some proxy-types</text:span></text:p>
              </text:list-item>
              <text:list-item>
                <text:p text:style-name="P4"><text:span text:style-name="T2">(ProxyT), transform the program's bytecode</text:span></text:p>
              </text:list-item>
              <text:list-item>
                <text:p text:style-name="P4"><text:span text:style-name="T2">so that proxy objects are used transparently,</text:span></text:p>
              </text:list-item>
              <text:list-item>
                <text:p text:style-name="P4"><text:span text:style-name="T2">without the programmer having to write any extra</text:span></text:p>
              </text:list-item>
              <text:list-item>
                <text:p text:style-name="P4"><text:span text:style-name="T2">code for i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p>Problem Statement<text:line-break/>(A Java case analysis) 5/6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or example:</text:p>
                <text:list>
                  <text:list-item>
                    <text:p><text:span text:style-name="T3">public class Main {</text:span><text:span text:style-name="T3"><text:line-break/></text:span><text:span text:style-name="T3">public static void main(String[] args) {</text:span><text:span text:style-name="T3"><text:line-break/></text:span><text:span text:style-name="T3"><text:tab/></text:span><text:span text:style-name="T3">Foo <text:s text:c="3"/>f <text:s/>= fooBuilder.getAFoo();</text:span><text:span text:style-name="T3"><text:line-break/></text:span><text:span text:style-name="T3"><text:tab/></text:span><text:span text:style-name="T3">Proxy <text:s/>p <text:s/>= new Proxy(f);</text:span><text:span text:style-name="T3"><text:line-break/></text:span><text:span text:style-name="T3"><text:tab/></text:span><text:span text:style-name="T3">Foo <text:s text:c="3"/>pf = (Foo) (Object) p;</text:span><text:span text:style-name="T3"><text:line-break/></text:span><text:span text:style-name="T3"><text:line-break/></text:span><text:span text:style-name="T3"><text:tab/></text:span><text:span text:style-name="T3">f.m1(); pf.m1();</text:span><text:span text:style-name="T3"><text:line-break/></text:span><text:span text:style-name="T3">}</text:span><text:span text:style-name="T3"><text:line-break/></text:span><text:span text:style-name="T3">}</text:span></text:p>
                  </text:list-item>
                </text:list>
              </text:list-item>
              <text:list-item>
                <text:p><text:span text:style-name="T4">”</text:span><text:span text:style-name="T4">f” points to a Foo object, ”pf” points to a Proxy, but they are both used as Foo-s: transparenc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p>Problem Statement<text:line-break/>(A Java case analysis) 6/6</text:p>
          </draw:text-box>
        </draw:frame>
        <draw:frame presentation:style-name="pr7" draw:layer="layout" svg:width="25.199cm" svg:height="15.15cm" svg:x="1.4cm" svg:y="4.914cm" presentation:class="outline" presentation:user-transformed="true">
          <draw:text-box>
            <text:list text:style-name="L2">
              <text:list-item>
                <text:p>The code from the example should be automatically converted to:</text:p>
                <text:list>
                  <text:list-item>
                    <text:p><text:span text:style-name="T3">public class Main {</text:span><text:span text:style-name="T3"><text:line-break/></text:span><text:span text:style-name="T3">public static void main(String[] args) {</text:span><text:span text:style-name="T3"><text:line-break/></text:span><text:span text:style-name="T3"><text:tab/></text:span><text:span text:style-name="T3">Foo <text:s text:c="3"/>f <text:s/>= fooBuilder.getAFoo();</text:span><text:span text:style-name="T3"><text:line-break/></text:span><text:span text:style-name="T3"><text:tab/></text:span><text:span text:style-name="T3">Proxy <text:s/>p <text:s/>= new Proxy(f);</text:span><text:span text:style-name="T3"><text:line-break/></text:span><text:span text:style-name="T3"><text:tab/></text:span><text:span text:style-name="T3">Foo <text:s text:c="3"/>pf = (Foo) (Object) p;</text:span><text:span text:style-name="T3"><text:line-break/></text:span><text:span text:style-name="T3"><text:tab/></text:span><text:span text:style-name="T5">// replacement for ”f.m1()”</text:span><text:span text:style-name="T3"><text:line-break/></text:span><text:span text:style-name="T3"><text:tab/></text:span><text:span text:style-name="T6">Foo tmp;</text:span><text:span text:style-name="T6"><text:line-break/></text:span><text:span text:style-name="T6"><text:tab/></text:span><text:span text:style-name="T6">if (f instanceof Proxy)</text:span><text:span text:style-name="T6"><text:line-break/></text:span><text:span text:style-name="T6"><text:tab/></text:span><text:span text:style-name="T6"><text:tab/></text:span><text:span text:style-name="T6">tmp = (Foo) ((Proxy)f).getInstance();</text:span><text:span text:style-name="T6"><text:line-break/></text:span><text:span text:style-name="T6"><text:tab/></text:span><text:span text:style-name="T6">else</text:span><text:span text:style-name="T6"><text:line-break/></text:span><text:span text:style-name="T6"><text:tab/></text:span><text:span text:style-name="T6"><text:tab/></text:span><text:span text:style-name="T6">tmp = f;</text:span><text:span text:style-name="T6"><text:line-break/></text:span><text:span text:style-name="T6"><text:tab/></text:span><text:span text:style-name="T6">tmp.m1();</text:span><text:span text:style-name="T3"><text:line-break/></text:span><text:span text:style-name="T3"><text:tab/></text:span><text:span text:style-name="T5">// … same for ”pf”</text:span><text:span text:style-name="T3"><text:line-break/></text:span><text:span text:style-name="T3">}</text:span><text:span text:style-name="T3"><text:line-break/></text:span><text:span text:style-name="T3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mplementation for Java 1/4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The Soot library is used to load and manipulate Java bytecode.</text:p>
              </text:list-item>
              <text:list-item>
                <text:p>Soot provides a simplified java-bytecode view, called <text:span text:style-name="T2">Jimple</text:span><text:span text:style-name="T1">.</text:span></text:p>
              </text:list-item>
              <text:list-item>
                <text:p><text:span text:style-name="T1">Jimple transforms every kind of complex statement to some very basic forms, so it is easy to handle many cases of proxy-object-accesses in java with only 1-2 cases in Jimple cod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mplementation for Java 2/4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Soot also provides a Points-to analysis.</text:p>
              </text:list-item>
              <text:list-item>
                <text:p>A Points-to analysis is used to determine which variable <text:span text:style-name="T2">might</text:span><text:span text:style-name="T1"> be pointing to a proxy object. Those variables get </text:span><text:span text:style-name="T2">tagged.</text:span></text:p>
              </text:list-item>
              <text:list-item>
                <text:p><text:span text:style-name="T1">Going through the jimple-statements, we have to check whether proxy objects are referenced in:</text:span></text:p>
                <text:list>
                  <text:list-item>
                    <text:p><text:span text:style-name="T1">Invokation statements</text:span></text:p>
                  </text:list-item>
                  <text:list-item>
                    <text:p><text:span text:style-name="T1">Assignment stat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mplementation for Java 3/4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In Invokation Statements:</text:p>
                <text:list>
                  <text:list-item>
                    <text:p>If the variable on which the method is invoked is tagged, then perform the code transformation described before (if o instaceof proxy …).</text:p>
                  </text:list-item>
                </text:list>
              </text:list-item>
              <text:list-item>
                <text:p>In Assignment Statements:</text:p>
                <text:list>
                  <text:list-item>
                    <text:p>If the rhs is a field access or a method call on a tagged variable, transform it.</text:p>
                  </text:list-item>
                  <text:list-item>
                    <text:p>Same for the lh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mplementation for Java 4/4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These two types of transformations are enough, as Jimple transforms everything to simple three-field statements.</text:p>
              </text:list-item>
              <text:list-item>
                <text:p>Also, only on statement is executed per Jimple triad. So, it is certain that only at most one transformation has to be performed per Jimple stat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1-13T05:45:25</meta:creation-date>
    <dc:language>fi-FI</dc:language>
    <meta:editing-cycles>28</meta:editing-cycles>
    <meta:editing-duration>PT01H34M08S</meta:editing-duration>
    <meta:initial-creator>Amalia Surlulu</meta:initial-creator>
    <dc:date>2011-01-13T10:38:43</dc:date>
    <dc:creator>Amalia Surlulu</dc:creator>
    <meta:document-statistic meta:object-count="8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./../usr/lib/openoffice/basis3.2/share/template/en-US/presnt/Grey.otp"/>
  </office:meta>
</office:document-meta>
</file>